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0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0099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center"/>
    </style:style>
    <style:style style:name="T1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use-window-font-color="true"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00" style:text-position="sub 58%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fo:font-family="'Liberation Sans'" style:font-style-name="Regular" style:font-family-generic="swiss" fo:font-size="14pt" fo:font-style="italic" style:font-family-asian="'Liberation Sans'" style:font-style-name-asian="Regular" style:font-family-generic-asian="swiss" style:font-size-asian="14pt" style:font-style-asian="italic" style:font-family-complex="'Liberation Sans'" style:font-style-name-complex="Regular" style:font-family-generic-complex="swiss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94cm" svg:height="1.206cm" svg:x="10.536cm" svg:y="7.585cm">
          <draw:text-box>
            <text:p><text:span text:style-name="T1">Time</text:span></text:p>
          </draw:text-box>
        </draw:frame>
        <draw:custom-shape draw:style-name="gr2" draw:text-style-name="P2" draw:layer="layout" svg:width="0.635cm" svg:height="0.635cm" svg:x="15.47cm" svg:y="11.59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7.985cm" svg:x2="5.445cm" svg:y2="3.54cm">
          <text:p/>
        </draw:line>
        <draw:line draw:style-name="gr3" draw:text-style-name="P2" draw:layer="layout" svg:x1="5.445cm" svg:y1="7.985cm" svg:x2="10.525cm" svg:y2="7.985cm">
          <text:p/>
        </draw:line>
        <draw:frame draw:style-name="gr1" draw:text-style-name="P1" draw:layer="layout" svg:width="2.542cm" svg:height="1.206cm" svg:x="2.503cm" svg:y="3.369cm">
          <draw:text-box>
            <text:p><text:span text:style-name="T1">Flow rate</text:span></text:p>
          </draw:text-box>
        </draw:frame>
        <draw:path draw:style-name="gr4" draw:text-style-name="P2" draw:layer="layout" svg:width="4.216cm" svg:height="2.61cm" draw:transform="rotate (-1.24913214565234) translate (8.45691682879498cm 3.41459876063253cm)" svg:viewBox="0 0 4217 2611" svg:d="m0 2611c2008 0 4217-2611 4217-2611">
          <text:p/>
        </draw:path>
        <draw:line draw:style-name="gr5" draw:text-style-name="P2" draw:layer="layout" svg:x1="5.245cm" svg:y1="4.81cm" svg:x2="6.515cm" svg:y2="4.81cm">
          <text:p/>
        </draw:line>
        <draw:line draw:style-name="gr5" draw:text-style-name="P2" draw:layer="layout" svg:x1="5.21cm" svg:y1="6.715cm" svg:x2="9.02cm" svg:y2="6.715cm">
          <text:p/>
        </draw:line>
        <draw:line draw:style-name="gr5" draw:text-style-name="P2" draw:layer="layout" svg:x1="6.239cm" svg:y1="8.22cm" svg:x2="6.239cm" svg:y2="4.41cm">
          <text:p/>
        </draw:line>
        <draw:line draw:style-name="gr5" draw:text-style-name="P2" draw:layer="layout" svg:x1="8.413cm" svg:y1="8.194cm" svg:x2="8.413cm" svg:y2="6.36cm">
          <text:p/>
        </draw:line>
        <draw:frame draw:style-name="gr1" draw:text-style-name="P1" draw:layer="layout" svg:width="0.803cm" svg:height="1.206cm" svg:x="5.836cm" svg:y="8.185cm">
          <draw:text-box>
            <text:p><text:span text:style-name="T1">t</text:span><text:span text:style-name="T2">0</text:span></text:p>
          </draw:text-box>
        </draw:frame>
        <draw:frame draw:style-name="gr1" draw:text-style-name="P1" draw:layer="layout" svg:width="1.785cm" svg:height="1.206cm" svg:x="7.637cm" svg:y="8.185cm">
          <draw:text-box>
            <text:p><text:span text:style-name="T3">t</text:span><text:span text:style-name="T4">0 </text:span><text:span text:style-name="T1">+ </text:span><text:span text:style-name="T5">Δ</text:span><text:span text:style-name="T1">t</text:span></text:p>
          </draw:text-box>
        </draw:frame>
        <draw:frame draw:style-name="gr1" draw:text-style-name="P1" draw:layer="layout" svg:width="2.873cm" svg:height="1.206cm" svg:x="2.338cm" svg:y="6.285cm">
          <draw:text-box>
            <text:p><text:span text:style-name="T3">q</text:span><text:span text:style-name="T4">out </text:span><text:span text:style-name="T3">(t</text:span><text:span text:style-name="T4">0 </text:span><text:span text:style-name="T1">+ </text:span><text:span text:style-name="T5">Δ</text:span><text:span text:style-name="T1">t)</text:span></text:p>
          </draw:text-box>
        </draw:frame>
        <draw:frame draw:style-name="gr1" draw:text-style-name="P1" draw:layer="layout" svg:width="1.971cm" svg:height="1.206cm" svg:x="3.339cm" svg:y="4.385cm">
          <draw:text-box>
            <text:p><text:span text:style-name="T3">q</text:span><text:span text:style-name="T4">out </text:span><text:span text:style-name="T3">(t</text:span><text:span text:style-name="T4">0 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neis</meta:initial-creator>
    <meta:creation-date>2010-12-22T17:27:34</meta:creation-date>
    <meta:generator>LibreOffice/3.5$Linux_x86 LibreOffice_project/350m1$Build-2</meta:generator>
    <dc:date>2013-07-17T11:12:18</dc:date>
    <meta:editing-duration>PT3H15M23S</meta:editing-duration>
    <meta:editing-cycles>10</meta:editing-cycles>
    <meta:document-statistic meta:object-count="14"/>
  </office:meta>
</office:document-meta>
</file>